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rsid="00222d11" officeooo:paragraph-rsid="001c808f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2a2847" officeooo:paragraph-rsid="002a2847"/>
    </style:style>
    <style:style style:name="P4" style:family="paragraph" style:parent-style-name="Standard">
      <style:text-properties officeooo:rsid="002c5f28" officeooo:paragraph-rsid="002c5f28"/>
    </style:style>
    <style:style style:name="P5" style:family="paragraph" style:parent-style-name="Standard">
      <style:paragraph-properties fo:text-align="start" style:justify-single-word="false"/>
      <style:text-properties officeooo:rsid="002dc016" officeooo:paragraph-rsid="002dc016"/>
    </style:style>
    <style:style style:name="P6" style:family="paragraph" style:parent-style-name="Text_20_body">
      <style:text-properties officeooo:rsid="002eeec2" officeooo:paragraph-rsid="002eeec2"/>
    </style:style>
    <style:style style:name="P7" style:family="paragraph" style:parent-style-name="Text_20_body">
      <style:text-properties officeooo:rsid="0030ca71" officeooo:paragraph-rsid="0030ca71"/>
    </style:style>
    <style:style style:name="P8" style:family="paragraph" style:parent-style-name="Text_20_body">
      <style:text-properties officeooo:rsid="00355a5c" officeooo:paragraph-rsid="00355a5c"/>
    </style:style>
    <style:style style:name="P9" style:family="paragraph" style:parent-style-name="Heading_20_3">
      <style:text-properties officeooo:rsid="0030ca71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officeooo:rsid="00222d11" officeooo:paragraph-rsid="002a2847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italic" officeooo:rsid="00222d11" officeooo:paragraph-rsid="002eeec2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eeec2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dc016" officeooo:paragraph-rsid="002eeec2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256e69" officeooo:paragraph-rsid="002a2847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256e69" officeooo:paragraph-rsid="00256e69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c808f" officeooo:paragraph-rsid="002a2847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1c808f" officeooo:paragraph-rsid="001e5bfd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1c808f" officeooo:paragraph-rsid="001c808f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1c808f" officeooo:paragraph-rsid="00256e69"/>
    </style:style>
    <style:style style:name="P20" style:family="paragraph" style:parent-style-name="Standard" style:list-style-name="L3">
      <style:paragraph-properties fo:text-align="center" style:justify-single-word="false" fo:break-before="page"/>
      <style:text-properties officeooo:rsid="001c808f" officeooo:paragraph-rsid="001e5bfd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21011f" officeooo:paragraph-rsid="0021011f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222d11" officeooo:paragraph-rsid="00222d11"/>
    </style:style>
    <style:style style:name="P23" style:family="paragraph" style:parent-style-name="Text_20_body" style:list-style-name="L2">
      <style:text-properties officeooo:rsid="002eeec2" officeooo:paragraph-rsid="002eeec2"/>
    </style:style>
    <style:style style:name="P24" style:family="paragraph" style:parent-style-name="Title" style:list-style-name="L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56e69"/>
    </style:style>
    <style:style style:name="T3" style:family="text">
      <style:text-properties officeooo:rsid="002bc59f"/>
    </style:style>
    <style:style style:name="T4" style:family="text">
      <style:text-properties officeooo:rsid="002dc01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officeooo:rsid="00222d11" style:font-style-asian="italic" style:font-style-complex="italic"/>
    </style:style>
    <style:style style:name="T7" style:family="text">
      <style:text-properties officeooo:rsid="0032b61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Список технологий</text:p>
      <text:p text:style-name="Text_20_body"/>
      <text:h text:style-name="Heading_20_1" text:outline-level="1"><text:span text:style-name="Emphasis"><text:span text:style-name="T1">Python.</text:span></text:span></text:h>
      <text:p text:style-name="Subtitle">Классы </text:p>
      <text:h text:style-name="Heading_20_1" text:outline-level="1">для чего используются классы?</text:h>
      <text:h text:style-name="P9" text:outline-level="3">Наследование</text:h>
      <text:p text:style-name="P7"><text:tab/>Роботы по приготовлению пиццы представляют собой разновидность роботов, поэтому обладают обычными свойствами , присущими роботам. В тепрминах ООП мы говорим, что они «наследуют» свойства у общей категории всех роботов. Такие обычные свойства должны быть реализованы только один раз для общего случая и могут многократно применяться частично или полностью всеми типами роботов, которые возможно придется строить в будущем.</text:p>
      <text:h text:style-name="Heading_20_3" text:outline-level="3">Композиция </text:h>
      <text:p text:style-name="P7"><text:tab/>Роботы по приготовлению пиццы являются совокупностями компонентов, которые работабт вместе как одна команда. Скажем, чтобы наш робт был успешным, ему могут понадобиться манипуляторы для раскатывания теста, двигатели для пеермещения к духовому шкафу и т. п. Выражаясь в манере ООП, наш робот представляет собой пример композиции; он содержит другие объкты и активизирует их для выполнения соответствующих распоряженийю Каждый компонет может быть реализован в виед класса, который определяет собственное поведение и взаимосвязи.</text:p>
      <text:h text:style-name="Heading_20_3" text:outline-level="3">Множество экземпляров</text:h>
      <text:p text:style-name="P2"><text:tab/>Классы также поддерживают понятие наследования, принятое в ООП; мы можем расширить класс за счет переопределения его атрибутов вне самого кла<text:span text:style-name="T7">с</text:span>са в новых программных компонентах, реализованных как подклассы. В более</text:p>
      <text:p text:style-name="P2">общем смысле классы могут образовывать иерархии пространств имен, которые определяют имена для использования объектами, созданными из классов</text:p>
      <text:p text:style-name="P2">в иерархии. Таким образом, классы поддерживают множество настраиваемых</text:p>
      <text:p text:style-name="P2">линий поведения более прямо, нежели другие инструменты.</text:p>
      <text:p text:style-name="Standard"><text:tab/><text:span text:style-name="T5">Объект</text:span> – это программная сущность, которая содержит данные и процедуры. Данные находящиеся в объекте называются атрибутами данных. Это просто переменные, ко<text:span text:style-name="T4">т</text:span>о<text:span text:style-name="T4">р</text:span>ые ссылаются на данные.</text:p>
      <text:h text:style-name="Heading_20_2" text:outline-level="2">Объекты классов обеспечивают стандартное поведение.</text:h>
      <text:p text:style-name="P4">В результате выполнени<text:span text:style-name="T4">е</text:span> оператора class мы получаем объект класса. Далее представлена сводка по основным характеристикам классов Python.</text:p>
      <text:p text:style-name="P4"><text:soft-page-break/><text:tab/>Присваивания внутри класса создают атрибуты классов. Атрибуты класса доступны по средством уточнения с помощью имени: объект.имя.</text:p>
      <text:p text:style-name="P4"><text:span text:style-name="T5">Атрибуты класса</text:span> снабжают объект состоянием и поведением. <text:span text:style-name="T5">Атрибуты</text:span> объекта класса хранят информ<text:span text:style-name="T4">а</text:span>цию о состоянии и описывают поведение, которое разделятся всеми экземплярами, создаваемыми из класса; операторы def определения <text:span text:style-name="T4">функций, вложенных внутрь class, генерируют методы, ккоторые обрабатывают экземпляр.</text:span></text:p>
      <text:p text:style-name="P4"/>
      <text:p text:style-name="Standard"><text:tab/><text:span text:style-name="T5">Методы объекта</text:span> – это функции, которые выполняют операции с атрибутами данных. </text:p>
      <text:p text:style-name="Standard">В концепту<text:span text:style-name="T4">а</text:span>льном плане объект представля<text:span text:style-name="T4">е</text:span>т собой автономную е<text:span text:style-name="T4">д</text:span>иницу, которая состоит из атрибутов данных и методов, <text:span text:style-name="T3">кот</text:span><text:span text:style-name="T4">о</text:span><text:span text:style-name="T3">рые оперируют атрибутами данных.</text:span> </text:p>
      <text:p text:style-name="P3"/>
      <text:list text:style-name="L1">
        <text:list-item>
          <text:p text:style-name="P10">Структурное программирование – код с обработкой переменных с помощью условий , циклов …</text:p>
        </text:list-item>
        <text:list-item>
          <text:p text:style-name="P11">Объектно-ориентированное программирование работа с объектами класса с помощью его методов(ну и циклов, условий …)</text:p>
        </text:list-item>
        <text:list-item>
          <text:p text:style-name="P12"><text:span text:style-name="T6"/></text:p>
        </text:list-item>
        <text:list-item>
          <text:p text:style-name="P12"><text:span text:style-name="T6"/></text:p>
        </text:list-item>
        <text:list-item>
          <text:p text:style-name="P13">Объекты экземпляров класса являются конкретными элементами</text:p>
        </text:list-item>
      </text:list>
      <text:p text:style-name="P5"/>
      <text:p text:style-name="P5"/>
      <text:p text:style-name="P5"/>
      <text:h text:style-name="Heading_20_1" text:outline-level="1">Объекты экземпляров класса являются конкретными элементами</text:h>
      <text:p text:style-name="P6">При обращении к объекту класса мы получаем объект экземпляра. Ниже приведен краткий обзор ключевых моментов, касающихся экземпляров класса.</text:p>
      <text:list text:style-name="L2">
        <text:list-item>
          <text:p text:style-name="P23">Обращение к объекту класса как функции создает новый объект экзепляра. При каждом обращении к классу он создает и возваращает новый объект экземпляра. Экземпляры представляют конкретные элементы в предметной области программы.</text:p>
        </text:list-item>
        <text:list-item>
          <text:p text:style-name="P23">Каждый объект экземпляра класса наследуетатрибуты класса и получает собственное пространство имен. Объекты экземпляров начинают свое существование пустыми, но наследуют атрибуты, имеющиеся в объектах классов, из который они были сгенерированы.</text:p>
        </text:list-item>
        <text:list-item>
          <text:p text:style-name="P23">Присваивание атрибутам аргумента self в методах создают атрибуты для отдельного экземпляра. Внутри функций методов класса первый аргумент(по <text:s/>соглашению называемый self) ссылается на обрабатываемыйй объект экземпляра; присваивания атрибутам аргумента self создают либо изменяют данные в экземпляре, но не в классе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Heading_20_1" text:outline-level="1"/>
      <text:h text:style-name="Heading_20_1" text:outline-level="1"/>
      <text:h text:style-name="Heading_20_1" text:outline-level="1">Bash</text:h>
      <text:h text:style-name="Heading_20_1" text:outline-level="1">Django-</text:h>
      <text:h text:style-name="Heading_20_1" text:outline-level="1">Nginx</text:h>
      <text:h text:style-name="Heading_20_1" text:outline-level="1">GitHub</text:h>
      <text:h text:style-name="Heading_20_1" text:outline-level="1">Gunicorn</text:h>
      <text:h text:style-name="Heading_20_1" text:outline-level="1">Git</text:h>
      <text:h text:style-name="Heading_20_1" text:outline-level="1">Docker-</text:h>
      <text:p text:style-name="P8">Rabbitmq</text:p>
      <text:p text:style-name="P8">flawer</text:p>
      <text:p text:style-name="P8">celery</text:p>
      <text:p text:style-name="P8">redis</text:p>
      <text:p text:style-name="P8">memcached</text:p>
      <text:list text:style-name="L3">
        <text:list-header>
          <text:p text:style-name="P24">PostgreSQ<text:span text:style-name="T2">L </text:span></text:p>
          <text:list>
            <text:list-item>
              <text:p text:style-name="P14">Переключится на пользовотеля posgres командой:</text:p>
              <text:list>
                <text:list-item>
                  <text:p text:style-name="P14">sudo s<text:tab/>u – postgres</text:p>
                </text:list-item>
                <text:list-item>
                  <text:p text:style-name="P14">запустить терминал psql</text:p>
                </text:list-item>
                <text:list-item>
                  <text:p text:style-name="P14"/>
                </text:list-item>
              </text:list>
            </text:list-item>
          </text:list>
          <text:p text:style-name="P14"/>
        </text:list-header>
        <text:list-item>
          <text:p text:style-name="P16">SQL</text:p>
        </text:list-item>
        <text:list-item>
          <text:p text:style-name="P16">Postman</text:p>
        </text:list-item>
        <text:list-item>
          <text:p text:style-name="P16">Linux</text:p>
        </text:list-item>
        <text:list-item>
          <text:p text:style-name="P16">MySQL</text:p>
        </text:list-item>
      </text:list>
      <text:p text:style-name="P1"/>
      <text:list text:continue-numbering="true" text:style-name="L3">
        <text:list-header>
          <text:p text:style-name="P20">Введение. </text:p>
        </text:list-header>
        <text:list-item>
          <text:p text:style-name="P17">Список технологий</text:p>
        </text:list-item>
        <text:list-item>
          <text:p text:style-name="P17"><text:span text:style-name="Emphasis"><text:span text:style-name="T1">Python</text:span></text:span> -</text:p>
          <text:list>
            <text:list-item>
              <text:p text:style-name="P21">Классы -</text:p>
            </text:list-item>
            <text:list-item>
              <text:p text:style-name="P22">Структурное программирование – код с обработкой переменных с помощью условий , циклов …</text:p>
            </text:list-item>
            <text:list-item>
              <text:p text:style-name="P22">Объектно-ориентированное программирование работа с объектами класса с помощью его методов(ну и циклов, условий ...)</text:p>
            </text:list-item>
          </text:list>
        </text:list-item>
        <text:list-item>
          <text:p text:style-name="P18">Bash</text:p>
        </text:list-item>
        <text:list-item>
          <text:p text:style-name="P18">Django-</text:p>
        </text:list-item>
        <text:list-item>
          <text:p text:style-name="P18">Nginx</text:p>
        </text:list-item>
        <text:list-item>
          <text:p text:style-name="P18">GitHub</text:p>
        </text:list-item>
        <text:list-item>
          <text:p text:style-name="P18">Gunicorn</text:p>
        </text:list-item>
        <text:list-item>
          <text:p text:style-name="P18">Git</text:p>
        </text:list-item>
        <text:list-item>
          <text:p text:style-name="P18">Docker-</text:p>
        </text:list-item>
        <text:list-item>
          <text:p text:style-name="P19">PostgreSQ<text:span text:style-name="T2">L </text:span></text:p>
          <text:list>
            <text:list-item>
              <text:p text:style-name="P15">Переключится на пользовотеля posgres командой:</text:p>
              <text:list>
                <text:list-item>
                  <text:p text:style-name="P15">sudo s<text:tab/>u – postgres</text:p>
                </text:list-item>
                <text:list-item>
                  <text:p text:style-name="P15">запустить терминал psql</text:p>
                </text:list-item>
                <text:list-item>
                  <text:p text:style-name="P15"/>
                </text:list-item>
              </text:list>
            </text:list-item>
          </text:list>
          <text:p text:style-name="P15"/>
        </text:list-item>
        <text:list-item>
          <text:p text:style-name="P18">SQL</text:p>
        </text:list-item>
        <text:list-item>
          <text:p text:style-name="P18">Postman</text:p>
        </text:list-item>
        <text:list-item>
          <text:p text:style-name="P18">Linux</text:p>
        </text:list-item>
        <text:list-item>
          <text:p text:style-name="P18">MySQ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1:42:41.839392768</meta:creation-date>
    <dc:date>2024-09-25T18:17:19.706523154</dc:date>
    <meta:editing-duration>P2DT57M13S</meta:editing-duration>
    <meta:editing-cycles>7</meta:editing-cycles>
    <meta:generator>LibreOffice/24.2.5.2$Linux_X86_64 LibreOffice_project/420$Build-2</meta:generator>
    <meta:document-statistic meta:table-count="0" meta:image-count="0" meta:object-count="0" meta:page-count="5" meta:paragraph-count="73" meta:word-count="603" meta:character-count="4551" meta:non-whitespace-character-count="3976"/>
  </office:meta>
</office:document-meta>
</file>